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2D594EE0A80.jpg" manifest:media-type="image/jpeg"/>
  <manifest:file-entry manifest:full-path="Pictures/10000001000005D60000010C660D72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2.96cm" fo:min-width="4.74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512cm" fo:min-width="1.40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512cm" fo:min-width="1.786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385cm" fo:min-width="0.13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999999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1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35cm" svg:stroke-color="#999999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0.559cm" fo:min-width="1.836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1.169cm" fo:min-width="1.92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274cm" fo:min-width="3.183cm" style:writing-mode="lr-tb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2.036cm" fo:min-width="3.691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cm" loext:decorative="false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2.036cm" fo:min-width="3.056cm" loext:decorative="false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1.274cm" fo:min-width="0.643cm" loext:decorative="false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0.893cm" fo:min-width="9.406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2" style:family="graphic" style:parent-style-name="standard">
      <style:graphic-properties draw:fill-color="#069a2e" draw:textarea-horizontal-align="justify" draw:textarea-vertical-align="middle" draw:auto-grow-height="false" fo:min-height="4.068cm" fo:min-width="7.374cm" draw:shadow="hidden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94cm" draw:shadow="hidden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 draw:shadow="hidden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17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P1" style:family="paragraph">
      <loext:graphic-properties draw:fill-color="#00a933"/>
      <style:paragraph-properties fo:text-align="center" style:writing-mode="lr-tb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dbb6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069a2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3.556cm" svg:x="2.505cm" svg:y="12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377cm" svg:height="0.806cm" svg:x="1.381cm" svg:y="9.973cm">
          <draw:text-box>
            <text:p><text:span text:style-name="T1">Ethernet</text:span></text:p>
          </draw:text-box>
        </draw:frame>
        <draw:frame draw:style-name="gr3" draw:text-style-name="P2" draw:layer="layout" svg:width="3.398cm" svg:height="0.806cm" svg:x="3.648cm" svg:y="14.762cm">
          <draw:text-box>
            <text:p><text:span text:style-name="T1">Raspberry PI</text:span></text:p>
          </draw:text-box>
        </draw:frame>
        <draw:custom-shape draw:style-name="gr4" draw:text-style-name="P4" draw:layer="layout" svg:width="1.905cm" svg:height="0.762cm" svg:x="11.079cm" svg:y="6.969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0.762cm" svg:x="13.129cm" svg:y="6.969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762cm" svg:x="15.56cm" svg:y="6.969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762cm" svg:x="17.61cm" svg:y="6.969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585cm" svg:y="12.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585cm" svg:y="13.0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585cm" svg:y="13.8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585cm" svg:y="14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88cm" svg:height="3.556cm" svg:x="2.587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398cm" svg:height="0.806cm" svg:x="3.64cm" svg:y="8.074cm">
          <draw:text-box>
            <text:p><text:span text:style-name="T1">Raspberry PI</text:span></text:p>
          </draw:text-box>
        </draw:frame>
        <draw:custom-shape draw:style-name="gr6" draw:text-style-name="P5" xml:id="id6" draw:id="id6" draw:layer="layout" svg:width="0.635cm" svg:height="0.635cm" svg:x="7.604cm" svg:y="5.6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604cm" svg:y="6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7.604cm" svg:y="7.1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0.635cm" svg:height="0.635cm" svg:x="7.604cm" svg:y="7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0.635cm" svg:height="0.635cm" svg:x="2.524cm" svg:y="6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0.635cm" svg:height="0.635cm" svg:x="2.405cm" svg:y="13.446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draw:line-skew="-0.608cm" svg:x1="2.405cm" svg:y1="13.763cm" svg:x2="2.524cm" svg:y2="7.075cm" draw:start-shape="id1" draw:start-glue-point="3" draw:end-shape="id2" draw:end-glue-point="3" svg:d="M2405 13763c-1665 0-1724-6688 119-6688" svg:viewBox="0 0 1376 6689">
          <text:p/>
        </draw:connector>
        <draw:frame draw:style-name="gr9" draw:text-style-name="P8" draw:layer="layout" svg:width="2.619cm" svg:height="0.806cm" svg:x="13.975cm" svg:y="6.08cm">
          <draw:text-box>
            <text:p><text:span text:style-name="T2">Drawbars</text:span></text:p>
          </draw:text-box>
        </draw:frame>
        <draw:frame draw:style-name="gr10" draw:text-style-name="P9" draw:layer="layout" svg:width="6.964cm" svg:height="1.397cm" svg:x="21.574cm" svg:y="9.636cm">
          <draw:image xlink:href="Pictures/10000001000005D60000010C660D7222.png" xlink:type="simple" xlink:show="embed" xlink:actuate="onLoad" draw:mime-type="image/png">
            <text:p/>
          </draw:image>
        </draw:frame>
        <draw:frame draw:style-name="gr10" draw:text-style-name="P9" draw:layer="layout" svg:width="6.964cm" svg:height="1.397cm" svg:x="21.574cm" svg:y="11.033cm">
          <draw:image xlink:href="Pictures/10000001000005D60000010C660D7222.png" xlink:type="simple" xlink:show="embed" xlink:actuate="onLoad" draw:mime-type="image/png">
            <text:p/>
          </draw:image>
        </draw:frame>
        <draw:connector draw:style-name="gr11" draw:text-style-name="P7" draw:layer="layout" draw:type="curve" svg:x1="6.461cm" svg:y1="2.778cm" svg:x2="5.381cm" svg:y2="5.318cm" draw:start-shape="id3" draw:start-glue-point="2" draw:end-shape="id4" draw:end-glue-point="0" svg:d="M6461 2778c0 1905-1080 635-1080 2540" svg:viewBox="0 0 1081 2541">
          <text:p/>
        </draw:connector>
        <draw:frame draw:style-name="gr10" draw:text-style-name="P9" xml:id="id9" draw:id="id9" draw:layer="layout" svg:width="4.699cm" svg:height="4.699cm" svg:x="18.145cm" svg:y="1.508cm">
          <draw:image xlink:href="Pictures/10000000000002D5000002D594EE0A80.jpg" xlink:type="simple" xlink:show="embed" xlink:actuate="onLoad" draw:mime-type="image/jpeg">
            <text:p/>
          </draw:image>
        </draw:frame>
        <draw:frame draw:style-name="gr3" draw:text-style-name="P10" draw:layer="layout" svg:width="1.518cm" svg:height="0.806cm" svg:x="10.779cm" svg:y="4.048cm">
          <draw:text-box>
            <text:p><text:span text:style-name="T3">USB</text:span></text:p>
          </draw:text-box>
        </draw:frame>
        <draw:custom-shape draw:style-name="gr12" draw:text-style-name="P11" draw:layer="layout" svg:width="3.302cm" svg:height="1.143cm" svg:x="3.694cm" svg:y="5.569cm">
          <text:p text:style-name="P3"><text:span text:style-name="T1">setBfree + 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302cm" svg:height="1.143cm" svg:x="3.667cm" svg:y="6.858cm">
          <text:p text:style-name="P3"><text:span text:style-name="T1">BackupB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429cm" svg:height="2.005cm" svg:x="3.494cm" svg:y="12.203cm">
          <text:p text:style-name="P3"><text:span text:style-name="T1">BackupBand</text:span></text:p>
          <text:p text:style-name="P3"><text:span text:style-name="T1">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3.683cm" svg:height="1.524cm" svg:x="13.608cm" svg:y="15.859cm">
          <text:p text:style-name="P3"><text:span text:style-name="T1">Vib. &amp; Chor.</text:span></text:p>
          <text:p text:style-name="P3"><text:span text:style-name="T1">Rotary Control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4.191cm" svg:height="2.286cm" svg:x="8.978cm" svg:y="15.47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" draw:layer="layout" svg:width="4.27cm" svg:height="0.806cm" svg:x="8.93cm" svg:y="16.17cm">
            <draw:text-box>
              <text:p><text:span text:style-name="T1">Vibrato &amp; Chorus</text:span></text:p>
            </draw:text-box>
          </draw:frame>
        </draw:g>
        <draw:g draw:style-name="gr15">
          <draw:custom-shape draw:style-name="gr18" draw:text-style-name="P12" draw:layer="layout" svg:width="3.556cm" svg:height="2.286cm" svg:x="17.707cm" svg:y="15.47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4" draw:layer="layout" svg:width="2.957cm" svg:height="0.806cm" svg:x="17.961cm" svg:y="16.253cm">
            <draw:text-box>
              <text:p text:style-name="P13"><text:span text:style-name="T4">Percussion</text:span></text:p>
            </draw:text-box>
          </draw:frame>
        </draw:g>
        <draw:custom-shape draw:style-name="gr19" draw:text-style-name="P12" xml:id="id5" draw:id="id5" draw:layer="layout" svg:width="1.143cm" svg:height="1.524cm" svg:x="16.875cm" svg:y="2.0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3" draw:id="id3" draw:layer="layout" svg:width="9.906cm" svg:height="1.143cm" svg:x="1.508cm" svg:y="1.635cm">
          <text:p text:style-name="P3"><text:span text:style-name="T1">Volume / Reverb / Overdrive / Shutdown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type="curve" svg:x1="16.875cm" svg:y1="2.778cm" svg:x2="8.239cm" svg:y2="5.959cm" draw:start-shape="id5" draw:start-glue-point="3" draw:end-shape="id6" draw:end-glue-point="1" svg:d="M16875 2778c-6478 0-2161 3181-8636 3181" svg:viewBox="0 0 8637 3182">
          <text:p/>
        </draw:connector>
        <draw:custom-shape draw:style-name="gr22" draw:text-style-name="P15" xml:id="id7" draw:id="id7" draw:layer="layout" svg:width="7.874cm" svg:height="4.318cm" svg:x="11.414cm" svg:y="8.874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3.694cm" svg:height="0.878cm" svg:x="13.319cm" svg:y="10.525cm">
          <draw:text-box>
            <text:p><text:span text:style-name="T5">Motherboard</text:span></text:p>
          </draw:text-box>
        </draw:frame>
        <draw:line draw:style-name="gr24" draw:text-style-name="P7" draw:layer="layout" svg:x1="12.049cm" svg:y1="7.731cm" svg:x2="12.049cm" svg:y2="8.874cm">
          <text:p/>
        </draw:line>
        <draw:line draw:style-name="gr24" draw:text-style-name="P7" draw:layer="layout" svg:x1="14.335cm" svg:y1="7.731cm" svg:x2="14.335cm" svg:y2="8.874cm">
          <text:p/>
        </draw:line>
        <draw:line draw:style-name="gr24" draw:text-style-name="P7" draw:layer="layout" svg:x1="16.494cm" svg:y1="7.731cm" svg:x2="16.494cm" svg:y2="8.874cm">
          <text:p/>
        </draw:line>
        <draw:line draw:style-name="gr24" draw:text-style-name="P7" draw:layer="layout" svg:x1="18.526cm" svg:y1="7.731cm" svg:x2="18.526cm" svg:y2="8.874cm">
          <text:p/>
        </draw:line>
        <draw:line draw:style-name="gr24" draw:text-style-name="P7" draw:layer="layout" svg:x1="21.447cm" svg:y1="10.098cm" svg:x2="19.288cm" svg:y2="10.098cm">
          <text:p/>
        </draw:line>
        <draw:line draw:style-name="gr24" draw:text-style-name="P7" draw:layer="layout" svg:x1="21.447cm" svg:y1="11.495cm" svg:x2="19.288cm" svg:y2="11.495cm">
          <text:p/>
        </draw:line>
        <draw:line draw:style-name="gr24" draw:text-style-name="P7" draw:layer="layout" svg:x1="21.447cm" svg:y1="10.552cm" svg:x2="19.288cm" svg:y2="10.552cm">
          <text:p/>
        </draw:line>
        <draw:line draw:style-name="gr24" draw:text-style-name="P7" draw:layer="layout" svg:x1="21.447cm" svg:y1="11.949cm" svg:x2="19.288cm" svg:y2="11.949cm">
          <text:p/>
        </draw:line>
        <draw:frame draw:style-name="gr25" draw:text-style-name="P10" draw:layer="layout" svg:width="2.678cm" svg:height="0.725cm" svg:x="24.368cm" svg:y="5.99cm">
          <draw:text-box>
            <text:p><text:span text:style-name="T3">Expr. Pedal</text:span></text:p>
          </draw:text-box>
        </draw:frame>
        <draw:line draw:style-name="gr21" draw:text-style-name="P7" draw:layer="layout" svg:x1="15.413cm" svg:y1="15.859cm" svg:x2="15.413cm" svg:y2="13.192cm">
          <text:p/>
        </draw:line>
        <draw:line draw:style-name="gr21" draw:text-style-name="P7" draw:layer="layout" svg:x1="12.303cm" svg:y1="15.478cm" svg:x2="12.303cm" svg:y2="13.192cm">
          <text:p/>
        </draw:line>
        <draw:line draw:style-name="gr21" draw:text-style-name="P7" draw:layer="layout" svg:x1="18.399cm" svg:y1="15.478cm" svg:x2="18.399cm" svg:y2="13.192cm">
          <text:p/>
        </draw:line>
        <draw:line draw:style-name="gr21" draw:text-style-name="P7" draw:layer="layout" svg:x1="23.479cm" svg:y1="14.97cm" svg:x2="19.288cm" svg:y2="12.938cm">
          <text:p/>
        </draw:line>
        <draw:frame draw:style-name="gr26" draw:text-style-name="P10" draw:layer="layout" svg:width="1.611cm" svg:height="0.725cm" svg:x="23.606cm" svg:y="14.745cm">
          <draw:text-box>
            <text:p><text:span text:style-name="T3">Leslie</text:span></text:p>
          </draw:text-box>
        </draw:frame>
        <draw:connector draw:style-name="gr21" draw:text-style-name="P7" draw:layer="layout" draw:type="curve" svg:x1="11.414cm" svg:y1="11.033cm" svg:x2="8.239cm" svg:y2="8.245cm" draw:start-shape="id7" draw:start-glue-point="3" draw:end-shape="id8" draw:end-glue-point="1" svg:d="M11414 11033c-2382 0-795-2788-3175-2788" svg:viewBox="0 0 3176 2789">
          <text:p/>
        </draw:connector>
        <draw:frame draw:style-name="gr3" draw:text-style-name="P10" draw:layer="layout" svg:width="1.518cm" svg:height="0.806cm" svg:x="8.626cm" svg:y="9.719cm">
          <draw:text-box>
            <text:p><text:span text:style-name="T3">USB</text:span></text:p>
          </draw:text-box>
        </draw:frame>
        <draw:connector draw:style-name="gr27" draw:text-style-name="P7" draw:layer="layout" draw:type="curve" draw:line-skew="0.441cm" svg:x1="22.844cm" svg:y1="3.857cm" svg:x2="19.42cm" svg:y2="9.485cm" draw:start-shape="id9" draw:start-glue-point="1" svg:d="M22844 3857c1411 0 3123 5628-3424 5628" svg:viewBox="0 0 4733 562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4:38:32.854973978</meta:creation-date>
    <dc:date>2025-06-27T17:52:04.240467374</dc:date>
    <meta:editing-duration>PT3H4M27S</meta:editing-duration>
    <meta:editing-cycles>24</meta:editing-cycles>
    <meta:generator>LibreOffice/24.2.7.2$Linux_X86_64 LibreOffice_project/420$Build-2</meta:generator>
    <meta:document-statistic meta:object-count="58"/>
  </office:meta>
</office:document-meta>
</file>